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120.05mm" svg:y="10.09mm">
            <draw:object draw:notify-on-update-of-ranges="Sheet1.B2:Sheet1.B7 Sheet1.C2:Sheet1.C7 Sheet1.D2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</table:table-row>
        <table:table-row table:style-name="ro1">
          <table:table-cell office:value-type="string" calcext:value-type="string">
            <text:p>ex_time</text:p>
          </table:table-cell>
          <table:table-cell office:value-type="float" office:value="10" calcext:value-type="float">
            <text:p>1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68" calcext:value-type="float">
            <text:p>6.8E-0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0.005116" calcext:value-type="float">
            <text:p>0.0051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45757" calcext:value-type="float">
            <text:p>0.245757</text:p>
          </table:table-cell>
          <table:table-cell office:value-type="float" office:value="0.316996" calcext:value-type="float">
            <text:p>0.316996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932201" calcext:value-type="float">
            <text:p>0.932201</text:p>
          </table:table-cell>
          <table:table-cell office:value-type="float" office:value="1.274291" calcext:value-type="float">
            <text:p>1.27429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2.033654" calcext:value-type="float">
            <text:p>2.033654</text:p>
          </table:table-cell>
          <table:table-cell office:value-type="float" office:value="2.84625" calcext:value-type="float">
            <text:p>2.84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1:23:31.194299626</meta:creation-date>
    <dc:date>2019-11-27T12:26:06.756971559</dc:date>
    <meta:editing-duration>PT2M15S</meta:editing-duration>
    <meta:editing-cycles>1</meta:editing-cycles>
    <meta:document-statistic meta:table-count="1" meta:cell-count="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36cm" svg:y="0.316cm" chart:style-name="ch2">
          <text:p>graph</text:p>
        </chart:title>
        <chart:subtitle svg:x="6.579cm" svg:y="1.275cm" chart:style-name="ch3">
          <text:p>excecution time</text:p>
        </chart:subtitle>
        <chart:legend chart:legend-position="end" svg:x="13.014cm" svg:y="3.955cm" style:legend-expansion="high" chart:style-name="ch4"/>
        <chart:plot-area chart:style-name="ch5" table:cell-range-address="Sheet1.B2:Sheet1.D7" chart:data-source-has-labels="both" svg:x="1.33cm" svg:y="2.138cm" svg:width="11.365cm" svg:height="5.707cm">
          <chartooo:coordinate-region svg:x="2.057cm" svg:y="2.337cm" svg:width="10.173cm" svg:height="4.861cm"/>
          <chart:axis chart:dimension="x" chart:name="primary-x" chart:style-name="ch6" chartooo:axis-type="auto">
            <chartooo:date-scale/>
            <chart:title svg:x="6.664cm" svg:y="8.025cm" chart:style-name="ch7">
              <text:p>size</text:p>
            </chart:title>
            <chart:categories table:cell-range-address="Sheet1.B2:Sheet1.B7"/>
            <chart:grid chart:style-name="ch8" chart:class="major"/>
          </chart:axis>
          <chart:axis chart:dimension="y" chart:name="primary-y" chart:style-name="ch6">
            <chart:title svg:x="0.451cm" svg:y="5.617cm" chart:style-name="ch9">
              <text:p>ex_time</text:p>
            </chart:title>
            <chart:grid chart:style-name="ch8" chart:class="major"/>
          </chart:axis>
          <chart:series chart:style-name="ch10" chart:values-cell-range-address="Sheet1.C2:Sheet1.C7" loext:label-string="ex_parallel" chart:class="chart:line">
            <chart:data-point chart:repeated="6"/>
          </chart:series>
          <chart:series chart:style-name="ch11" chart:values-cell-range-address="Sheet1.D2:Sheet1.D7" loext:label-string="ex_serial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_parallel</text:p>
              </table:table-cell>
              <table:table-cell office:value-type="string">
                <text:p>ex_serial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:Sheet1.B7</svg:desc>
                </draw:g>
              </table:table-cell>
              <table:table-cell office:value-type="float" office:value="0.000003">
                <text:p>0.000003</text:p>
                <draw:g>
                  <svg:desc>Sheet1.C2:Sheet1.C7</svg:desc>
                </draw:g>
              </table:table-cell>
              <table:table-cell office:value-type="float" office:value="0.000001">
                <text:p>0.000001</text:p>
                <draw:g>
                  <svg:desc>Sheet1.D2:Sheet1.D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7183">
                <text:p>0.007183</text:p>
              </table:table-cell>
              <table:table-cell office:value-type="float" office:value="0.005116">
                <text:p>0.0051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45757">
                <text:p>0.245757</text:p>
              </table:table-cell>
              <table:table-cell office:value-type="float" office:value="0.316996">
                <text:p>0.31699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32201">
                <text:p>0.932201</text:p>
              </table:table-cell>
              <table:table-cell office:value-type="float" office:value="1.274291">
                <text:p>1.27429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.033654">
                <text:p>2.033654</text:p>
              </table:table-cell>
              <table:table-cell office:value-type="float" office:value="2.84625">
                <text:p>2.84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